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marker-start="Linienende_20_1" draw:textarea-horizontal-align="center" draw:textarea-vertical-align="bottom"/>
    </style:style>
    <style:style style:name="gr2" style:family="graphic" style:parent-style-name="standard" style:list-style-name="L2">
      <style:graphic-properties draw:fill="solid" draw:fill-color="#e6e6ff" draw:textarea-horizontal-align="justify" draw:textarea-vertical-align="middle" draw:auto-grow-height="false" draw:shadow="visible" draw:shadow-offset-x="0.1cm" draw:shadow-offset-y="0.1cm" draw:shadow-opacity="30%"/>
    </style:style>
    <style:style style:name="gr3" style:family="graphic" style:parent-style-name="standard" style:list-style-name="L2">
      <style:graphic-properties draw:fill="solid" draw:fill-color="#e6e6ff" draw:textarea-horizontal-align="justify" draw:textarea-vertical-align="middle" draw:auto-grow-height="false" draw:shadow="visible" draw:shadow-offset-x="0.1cm" draw:shadow-offset-y="0.1cm" draw:shadow-opacity="30%"/>
    </style:style>
    <style:style style:name="gr4" style:family="graphic" style:parent-style-name="standard" style:list-style-name="L2">
      <style:graphic-properties draw:fill="solid" draw:fill-color="#e6e6ff" draw:textarea-horizontal-align="justify" draw:textarea-vertical-align="middle" draw:auto-grow-height="false" draw:shadow="visible" draw:shadow-offset-x="0.1cm" draw:shadow-offset-y="0.1cm" draw:shadow-opacity="30%"/>
    </style:style>
    <style:style style:name="gr5" style:family="graphic" style:parent-style-name="standard" style:list-style-name="L2">
      <style:graphic-properties draw:fill="solid" draw:fill-color="#e6e6ff" draw:textarea-horizontal-align="justify" draw:textarea-vertical-align="middle" draw:auto-grow-height="false" draw:shadow="visible" draw:shadow-offset-x="0.1cm" draw:shadow-offset-y="0.1cm" draw:shadow-opacity="30%"/>
    </style:style>
    <style:style style:name="gr6" style:family="graphic" style:parent-style-name="standard" style:list-style-name="L2">
      <style:graphic-properties draw:fill="solid" draw:fill-color="#e6e6ff" draw:textarea-horizontal-align="justify" draw:textarea-vertical-align="middle" draw:auto-grow-height="false" draw:shadow="visible" draw:shadow-offset-x="0.1cm" draw:shadow-offset-y="0.1cm" draw:shadow-opacity="30%"/>
    </style:style>
    <style:style style:name="gr7" style:family="graphic" style:parent-style-name="standard" style:list-style-name="L2">
      <style:graphic-properties draw:fill="solid" draw:fill-color="#e6e6ff" draw:textarea-horizontal-align="justify" draw:textarea-vertical-align="middle" draw:auto-grow-height="false" draw:shadow="visible" draw:shadow-offset-x="0.1cm" draw:shadow-offset-y="0.1cm" draw:shadow-opacity="30%"/>
    </style:style>
    <style:style style:name="gr8" style:family="graphic" style:parent-style-name="standard" style:list-style-name="L2">
      <style:graphic-properties draw:fill="solid" draw:fill-color="#e6e6ff" draw:textarea-horizontal-align="justify" draw:textarea-vertical-align="middle" draw:auto-grow-height="false" draw:shadow="visible" draw:shadow-offset-x="0.1cm" draw:shadow-offset-y="0.1cm" draw:shadow-opacity="30%"/>
    </style:style>
    <style:style style:name="gr9" style:family="graphic" style:parent-style-name="standard" style:list-style-name="L2">
      <style:graphic-properties draw:fill="solid" draw:fill-color="#e6e6ff" draw:textarea-horizontal-align="justify" draw:textarea-vertical-align="middle" draw:auto-grow-height="false" draw:shadow="visible" draw:shadow-offset-x="0.1cm" draw:shadow-offset-y="0.1cm" draw:shadow-opacity="30%"/>
    </style:style>
    <style:style style:name="gr10" style:family="graphic" style:parent-style-name="standard">
      <style:graphic-properties draw:stroke="dash" draw:stroke-dash="Ultrafine_20_Dashed" draw:marker-start="Linienende_20_2" draw:textarea-horizontal-align="center" draw:textarea-vertical-align="bottom"/>
    </style:style>
    <style:style style:name="gr11" style:family="graphic" style:parent-style-name="standard">
      <style:graphic-properties draw:stroke="dash" draw:stroke-dash="Fine_20_Dashed_20__28_var_29_" draw:fill="none" draw:textarea-horizontal-align="justify" draw:textarea-vertical-align="middle" draw:auto-grow-height="false"/>
    </style:style>
    <style:style style:name="gr12" style:family="graphic" style:parent-style-name="standard">
      <style:graphic-properties draw:stroke="dash" draw:stroke-dash="Ultrafine_20_Dashed" draw:fill="solid" draw:fill-color="#ffffff" draw:textarea-horizontal-align="justify" draw:textarea-vertical-align="middle" draw:auto-grow-height="false" draw:shadow="visible" draw:shadow-offset-x="0.1cm" draw:shadow-offset-y="0.1cm" draw:shadow-opacity="30%"/>
    </style:style>
    <style:style style:name="gr13" style:family="graphic" style:parent-style-name="standard">
      <style:graphic-properties draw:stroke="dash" draw:stroke-dash="Fine_20_Dashed_20__28_var_29_" draw:textarea-vertical-align="middle"/>
    </style:style>
    <style:style style:name="gr14" style:family="graphic" style:parent-style-name="standard" style:list-style-name="L2">
      <style:graphic-properties draw:fill="solid" draw:fill-color="#e6e6ff" draw:textarea-horizontal-align="justify" draw:textarea-vertical-align="middle" draw:auto-grow-height="false" draw:shadow="visible" draw:shadow-offset-x="0.1cm" draw:shadow-offset-y="0.1cm" draw:shadow-opacity="30%"/>
    </style:style>
    <style:style style:name="gr15" style:family="graphic" style:parent-style-name="standard" style:list-style-name="L2">
      <style:graphic-properties draw:fill="solid" draw:fill-color="#e6e6ff" draw:textarea-horizontal-align="justify" draw:textarea-vertical-align="middle" draw:auto-grow-height="false" draw:shadow="visible" draw:shadow-offset-x="0.1cm" draw:shadow-offset-y="0.1cm" draw:shadow-opacity="30%"/>
    </style:style>
    <style:style style:name="gr16" style:family="graphic" style:parent-style-name="standard" style:list-style-name="L2">
      <style:graphic-properties draw:fill="solid" draw:fill-color="#e6e6ff" draw:textarea-horizontal-align="justify" draw:textarea-vertical-align="middle" draw:auto-grow-height="false" draw:shadow="visible" draw:shadow-offset-x="0.1cm" draw:shadow-offset-y="0.1cm" draw:shadow-opacity="30%"/>
    </style:style>
    <style:style style:name="gr17" style:family="graphic" style:parent-style-name="standard" style:list-style-name="L2">
      <style:graphic-properties draw:fill="solid" draw:fill-color="#e6e6ff" draw:textarea-horizontal-align="justify" draw:textarea-vertical-align="middle" draw:auto-grow-height="false" draw:shadow="visible" draw:shadow-offset-x="0.1cm" draw:shadow-offset-y="0.1cm" draw:shadow-opacity="30%"/>
    </style:style>
    <style:style style:name="gr18" style:family="graphic" style:parent-style-name="standard" style:list-style-name="L2">
      <style:graphic-properties draw:fill="solid" draw:fill-color="#e6e6ff" draw:textarea-horizontal-align="justify" draw:textarea-vertical-align="middle" draw:auto-grow-height="false" draw:shadow="visible" draw:shadow-offset-x="0.1cm" draw:shadow-offset-y="0.1cm" draw:shadow-opacity="30%"/>
    </style:style>
    <style:style style:name="gr19" style:family="graphic" style:parent-style-name="standard" style:list-style-name="L2">
      <style:graphic-properties draw:fill="solid" draw:fill-color="#e6e6ff" draw:textarea-horizontal-align="justify" draw:textarea-vertical-align="middle" draw:auto-grow-height="false" draw:shadow="visible" draw:shadow-offset-x="0.1cm" draw:shadow-offset-y="0.1cm" draw:shadow-opacity="30%"/>
    </style:style>
    <style:style style:name="gr20" style:family="graphic" style:parent-style-name="standard" style:list-style-name="L2">
      <style:graphic-properties draw:fill="solid" draw:fill-color="#e6e6ff" draw:textarea-horizontal-align="justify" draw:textarea-vertical-align="middle" draw:auto-grow-height="false" draw:shadow="visible" draw:shadow-offset-x="0.1cm" draw:shadow-offset-y="0.1cm" draw:shadow-opacity="30%"/>
    </style:style>
    <style:style style:name="gr21" style:family="graphic" style:parent-style-name="standard" style:list-style-name="L2">
      <style:graphic-properties draw:fill="solid" draw:fill-color="#e6e6ff" draw:textarea-horizontal-align="justify" draw:textarea-vertical-align="middle" draw:auto-grow-height="false" draw:shadow="visible" draw:shadow-offset-x="0.1cm" draw:shadow-offset-y="0.1cm" draw:shadow-opacity="30%"/>
    </style:style>
    <style:style style:name="gr22" style:family="graphic" style:parent-style-name="standard" style:list-style-name="L2">
      <style:graphic-properties draw:fill="solid" draw:fill-color="#e6e6ff" draw:textarea-horizontal-align="justify" draw:textarea-vertical-align="middle" draw:auto-grow-height="false" draw:shadow="visible" draw:shadow-offset-x="0.1cm" draw:shadow-offset-y="0.1cm" draw:shadow-opacity="30%"/>
    </style:style>
    <style:style style:name="gr23" style:family="graphic" style:parent-style-name="standard" style:list-style-name="L2">
      <style:graphic-properties draw:fill="solid" draw:fill-color="#e6e6ff" draw:textarea-horizontal-align="justify" draw:textarea-vertical-align="middle" draw:auto-grow-height="false" draw:shadow="visible" draw:shadow-offset-x="0.1cm" draw:shadow-offset-y="0.1cm" draw:shadow-opacity="30%"/>
    </style:style>
    <style:style style:name="gr24" style:family="graphic" style:parent-style-name="standard" style:list-style-name="L2">
      <style:graphic-properties draw:fill="solid" draw:fill-color="#e6e6ff" draw:textarea-horizontal-align="justify" draw:textarea-vertical-align="middle" draw:auto-grow-height="false" draw:shadow="visible" draw:shadow-offset-x="0.1cm" draw:shadow-offset-y="0.1cm" draw:shadow-opacity="30%"/>
    </style:style>
    <style:style style:name="gr25" style:family="graphic" style:parent-style-name="standard" style:list-style-name="L2">
      <style:graphic-properties draw:fill="solid" draw:fill-color="#e6e6ff" draw:textarea-horizontal-align="justify" draw:textarea-vertical-align="middle" draw:auto-grow-height="false" draw:shadow="visible" draw:shadow-offset-x="0.1cm" draw:shadow-offset-y="0.1cm" draw:shadow-opacity="30%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Ubuntu" style:font-pitch="variable" fo:font-size="18pt" fo:font-weight="bold" style:letter-kerning="true" style:font-family-asian="IPAゴシック" style:font-family-generic-asian="system" style:font-pitch-asian="variable" style:font-size-asian="18pt" style:font-weight-asian="bold" style:font-family-complex="'Lohit Hindi'" style:font-family-generic-complex="system" style:font-pitch-complex="variable" style:font-size-complex="18pt" style:font-weight-complex="bold"/>
    </style:style>
    <style:style style:name="P4" style:family="paragraph"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>
      <style:paragraph-properties fo:text-align="center"/>
      <style:text-properties fo:color="#666666" fo:font-family="Ubuntu" style:font-pitch="variable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family="Ubuntu" style:font-pitch="variable" fo:font-size="10pt" fo:font-weight="normal" style:letter-kerning="true" style:font-family-asian="IPAゴシック" style:font-family-generic-asian="system" style:font-pitch-asian="variable" style:font-size-asian="10pt" style:font-weight-asian="normal" style:font-family-complex="'Lohit Hindi'" style:font-family-generic-complex="system" style:font-pitch-complex="variable" style:font-size-complex="10pt" style:font-weight-complex="normal"/>
    </style:style>
    <style:style style:name="T2" style:family="text">
      <style:text-properties fo:font-family="Ubuntu" style:font-pitch="variable" fo:font-size="14pt" fo:font-weight="bold" style:letter-kerning="true" style:font-family-asian="IPAゴシック" style:font-family-generic-asian="system" style:font-pitch-asian="variable" style:font-size-asian="14pt" style:font-weight-asian="bold" style:font-family-complex="'Lohit Hindi'" style:font-family-generic-complex="system" style:font-pitch-complex="variable" style:font-size-complex="14pt" style:font-weight-complex="bold"/>
    </style:style>
    <style:style style:name="T3" style:family="text">
      <style:text-properties fo:color="#666666" fo:font-family="Ubuntu" style:font-pitch="variable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onnector draw:style-name="gr1" draw:text-style-name="P1" draw:layer="layout" draw:line-skew="1.6cm" svg:x1="11.85cm" svg:y1="3.4cm" svg:x2="22.424cm" svg:y2="8.7cm" draw:start-shape="id1" draw:start-glue-point="2" draw:end-shape="id2" draw:end-glue-point="0" svg:d="m11850 3400v4300h10574v1000" svg:viewBox="0 0 10575 5301">
          <text:p/>
        </draw:connector>
        <draw:custom-shape draw:style-name="gr2" draw:text-style-name="P3" xml:id="id3" draw:id="id3" draw:layer="layout" svg:width="4.894cm" svg:height="1.5cm" svg:x="3.6cm" svg:y="5.4cm">
          <text:p text:style-name="P2"><text:span text:style-name="T1">&lt;&lt;Constructor&gt;&gt;</text:span></text:p>
          <text:p text:style-name="P2"><text:span text:style-name="T2">MO5.Queu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layout" svg:width="4.895cm" svg:height="1.5cm" svg:x="3.6cm" svg:y="8.7cm">
          <text:p text:style-name="P2"><text:span text:style-name="T1">&lt;&lt;Constructor&gt;&gt;</text:span></text:p>
          <text:p text:style-name="P2"><text:span text:style-name="T2">MO5.Map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5" draw:id="id5" draw:layer="layout" svg:width="4.9cm" svg:height="1.501cm" svg:x="3.6cm" svg:y="11.8cm">
          <text:p text:style-name="P2"><text:span text:style-name="T1">&lt;&lt;Constructor&gt;&gt;</text:span></text:p>
          <text:p text:style-name="P2"><text:span text:style-name="T2">MO5.List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11.85cm" svg:y1="3.4cm" svg:x2="6.047cm" svg:y2="5.4cm" draw:start-shape="id1" draw:start-glue-point="2" draw:end-shape="id3" draw:end-glue-point="0" svg:d="m11850 3400v1050h-5803v950" svg:viewBox="0 0 5804 2001">
          <text:p/>
        </draw:connector>
        <draw:connector draw:style-name="gr1" draw:text-style-name="P1" draw:layer="layout" draw:line-skew="1.6cm" svg:x1="11.85cm" svg:y1="3.4cm" svg:x2="6.047cm" svg:y2="8.7cm" draw:start-shape="id1" draw:start-glue-point="2" draw:end-shape="id4" draw:end-glue-point="0" svg:d="m11850 3400v4300h-5803v1000" svg:viewBox="0 0 5804 5301">
          <text:p/>
        </draw:connector>
        <draw:connector draw:style-name="gr1" draw:text-style-name="P1" draw:layer="layout" draw:line-skew="3.451cm" svg:x1="11.85cm" svg:y1="3.4cm" svg:x2="6.05cm" svg:y2="11.8cm" draw:start-shape="id1" draw:start-glue-point="2" draw:end-shape="id5" draw:end-glue-point="0" svg:d="m11850 3400v7700h-5800v700" svg:viewBox="0 0 5801 8401">
          <text:p/>
        </draw:connector>
        <draw:custom-shape draw:style-name="gr5" draw:text-style-name="P3" xml:id="id1" draw:id="id1" draw:layer="layout" svg:width="4.9cm" svg:height="1.501cm" svg:x="9.4cm" svg:y="1.899cm">
          <text:p text:style-name="P2"><text:span text:style-name="T1">&lt;&lt;Constructor&gt;&gt;</text:span></text:p>
          <text:p text:style-name="P2"><text:span text:style-name="T2">MO5.Object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6" draw:id="id6" draw:layer="layout" svg:width="4.894cm" svg:height="1.5cm" svg:x="20cm" svg:y="5.4cm">
          <text:p text:style-name="P2"><text:span text:style-name="T1">&lt;&lt;Constructor&gt;&gt;</text:span></text:p>
          <text:p text:style-name="P2"><text:span text:style-name="T2">MO5.Promise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8" draw:id="id8" draw:layer="layout" svg:width="4.894cm" svg:height="1.5cm" svg:x="13.3cm" svg:y="8.7cm">
          <text:p text:style-name="P2"><text:span text:style-name="T1">&lt;&lt;Constructor&gt;&gt;</text:span></text:p>
          <text:p text:style-name="P2"><text:span text:style-name="T2">MO5.Timer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2" draw:id="id2" draw:layer="layout" svg:width="4.894cm" svg:height="1.5cm" svg:x="19.977cm" svg:y="8.7cm">
          <text:p text:style-name="P2"><text:span text:style-name="T1">&lt;&lt;Constructor&gt;&gt;</text:span></text:p>
          <text:p text:style-name="P2"><text:span text:style-name="T2">MO5.TimerWatcher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11.85cm" svg:y1="3.4cm" svg:x2="22.447cm" svg:y2="5.4cm" draw:start-shape="id1" draw:start-glue-point="2" draw:end-shape="id6" draw:end-glue-point="0" svg:d="m11850 3400v1050h10597v950" svg:viewBox="0 0 10598 2001">
          <text:p/>
        </draw:connector>
        <draw:connector draw:style-name="gr1" draw:text-style-name="P1" draw:layer="layout" svg:x1="11.85cm" svg:y1="3.4cm" svg:x2="15.753cm" svg:y2="5.4cm" draw:start-shape="id1" draw:start-glue-point="2" draw:end-shape="id7" draw:end-glue-point="0" svg:d="m11850 3400v1050h3903v950" svg:viewBox="0 0 3904 2001">
          <text:p/>
        </draw:connector>
        <draw:custom-shape draw:style-name="gr9" draw:text-style-name="P3" xml:id="id7" draw:id="id7" draw:layer="layout" svg:width="4.894cm" svg:height="1.5cm" svg:x="13.306cm" svg:y="5.4cm">
          <text:p text:style-name="P2"><text:span text:style-name="T1">&lt;&lt;Constructor&gt;&gt;</text:span></text:p>
          <text:p text:style-name="P2"><text:span text:style-name="T2">MO5.Result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20cm" svg:y1="6.15cm" svg:x2="18.2cm" svg:y2="6.15cm" draw:start-shape="id6" draw:start-glue-point="3" draw:end-shape="id7" draw:end-glue-point="1" svg:d="m20000 6150h-1800" svg:viewBox="0 0 1801 1">
          <text:p/>
        </draw:connector>
        <draw:connector draw:style-name="gr10" draw:text-style-name="P1" draw:layer="layout" svg:x1="18.194cm" svg:y1="9.45cm" svg:x2="19.977cm" svg:y2="9.45cm" draw:start-shape="id8" draw:start-glue-point="1" draw:end-shape="id2" draw:end-glue-point="3" svg:d="m18194 9450h1783" svg:viewBox="0 0 1784 1">
          <text:p/>
        </draw:connector>
        <draw:connector draw:style-name="gr1" draw:text-style-name="P1" draw:layer="layout" draw:line-skew="1.6cm" svg:x1="11.85cm" svg:y1="3.4cm" svg:x2="15.747cm" svg:y2="8.7cm" draw:start-shape="id1" draw:start-glue-point="2" draw:end-shape="id8" draw:end-glue-point="0" svg:d="m11850 3400v4300h3897v1000" svg:viewBox="0 0 3898 5301">
          <text:p/>
        </draw:connector>
        <draw:custom-shape draw:style-name="gr11" draw:text-style-name="P2" xml:id="id10" draw:id="id10" draw:layer="layout" svg:width="12.7cm" svg:height="2.3cm" svg:x="12.7cm" svg:y="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xml:id="id9" draw:id="id9" draw:layer="layout" svg:width="4.3cm" svg:height="0.9cm" svg:x="16.9cm" svg:y="2.9cm">
          <text:p text:style-name="P4"><text:span text:style-name="T3">Flow Control</text:span></text:p>
          <draw:enhanced-geometry svg:viewBox="0 0 21600 21600" draw:type="rectangle" draw:enhanced-path="M 0 0 L 21600 0 21600 21600 0 21600 0 0 Z N"/>
        </draw:custom-shape>
        <draw:connector draw:style-name="gr13" draw:text-style-name="P2" draw:layer="layout" svg:x1="19.05cm" svg:y1="3.8cm" svg:x2="19.05cm" svg:y2="5cm" draw:start-shape="id9" draw:start-glue-point="2" draw:end-shape="id10" draw:end-glue-point="0" svg:d="m19050 3800v1200" svg:viewBox="0 0 1 1201">
          <text:p/>
        </draw:connector>
        <draw:custom-shape draw:style-name="gr11" draw:text-style-name="P2" xml:id="id12" draw:id="id12" draw:layer="layout" svg:width="6.6cm" svg:height="8.9cm" svg:x="2.9cm" svg:y="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xml:id="id13" draw:id="id13" draw:layer="layout" svg:width="4cm" svg:height="0.9cm" svg:x="4.2cm" svg:y="14.6cm">
          <text:p text:style-name="P4"><text:span text:style-name="T3">Data Structures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xml:id="id11" draw:id="id11" draw:layer="layout" svg:width="4.894cm" svg:height="1.5cm" svg:x="13.306cm" svg:y="11.8cm">
          <text:p text:style-name="P2"><text:span text:style-name="T1">&lt;&lt;Constructor&gt;&gt;</text:span></text:p>
          <text:p text:style-name="P2"><text:span text:style-name="T2">MO5.Animation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line-skew="3.45cm" svg:x1="11.85cm" svg:y1="3.4cm" svg:x2="15.753cm" svg:y2="11.8cm" draw:start-shape="id1" draw:start-glue-point="2" draw:end-shape="id11" draw:end-glue-point="0" svg:d="m11850 3400v7700h3903v700" svg:viewBox="0 0 3904 8401">
          <text:p/>
        </draw:connector>
        <draw:connector draw:style-name="gr10" draw:text-style-name="P1" draw:layer="layout" svg:x1="22.424cm" svg:y1="10.2cm" svg:x2="18.2cm" svg:y2="12.55cm" draw:start-shape="id2" draw:start-glue-point="2" draw:end-shape="id11" draw:end-glue-point="1" svg:d="m22424 10200v2350h-4224" svg:viewBox="0 0 4225 2351">
          <text:p/>
        </draw:connector>
        <draw:custom-shape draw:style-name="gr11" draw:text-style-name="P2" xml:id="id14" draw:id="id14" draw:layer="layout" svg:width="12.7cm" svg:height="5.6cm" svg:x="12.7cm" svg:y="8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xml:id="id15" draw:id="id15" draw:layer="layout" svg:width="3.9cm" svg:height="0.9cm" svg:x="17.1cm" svg:y="14.6cm">
          <text:p text:style-name="P4"><text:span text:style-name="T3">Timing</text:span></text:p>
          <draw:enhanced-geometry svg:viewBox="0 0 21600 21600" draw:type="rectangle" draw:enhanced-path="M 0 0 L 21600 0 21600 21600 0 21600 0 0 Z N"/>
        </draw:custom-shape>
        <draw:connector draw:style-name="gr13" draw:text-style-name="P2" draw:layer="layout" svg:x1="6.2cm" svg:y1="13.9cm" svg:x2="6.2cm" svg:y2="14.6cm" draw:start-shape="id12" draw:start-glue-point="2" draw:end-shape="id13" draw:end-glue-point="0" svg:d="m6200 13900v700" svg:viewBox="0 0 1 701">
          <text:p/>
        </draw:connector>
        <draw:connector draw:style-name="gr13" draw:text-style-name="P2" draw:layer="layout" svg:x1="19.05cm" svg:y1="13.9cm" svg:x2="19.05cm" svg:y2="14.6cm" draw:start-shape="id14" draw:start-glue-point="2" draw:end-shape="id15" draw:end-glue-point="0" svg:d="m19050 13900v700" svg:viewBox="0 0 1 701">
          <text:p/>
        </draw:connector>
        <draw:custom-shape draw:style-name="gr15" draw:text-style-name="P3" xml:id="id17" draw:id="id17" draw:layer="layout" svg:width="5.794cm" svg:height="1.5cm" svg:x="3.306cm" svg:y="17.8cm">
          <text:p text:style-name="P2"><text:span text:style-name="T1">&lt;&lt;Constructor&gt;&gt;</text:span></text:p>
          <text:p text:style-name="P2"><text:span text:style-name="T2">MO5.dom.Element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xml:id="id16" draw:id="id16" draw:layer="layout" svg:width="6.994cm" svg:height="1.5cm" svg:x="15.606cm" svg:y="17.8cm">
          <text:p text:style-name="P2"><text:span text:style-name="T1">&lt;&lt;Constructor&gt;&gt;</text:span></text:p>
          <text:p text:style-name="P2"><text:span text:style-name="T2">MO5.canvas.CanvasObject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line-skew="6.45cm" svg:x1="11.85cm" svg:y1="3.4cm" svg:x2="19.103cm" svg:y2="17.8cm" draw:start-shape="id1" draw:start-glue-point="2" draw:end-shape="id16" draw:end-glue-point="0" svg:d="m11850 3400v13700h7253v700" svg:viewBox="0 0 7254 14401">
          <text:p/>
        </draw:connector>
        <draw:connector draw:style-name="gr1" draw:text-style-name="P1" draw:layer="layout" draw:line-skew="6.45cm" svg:x1="11.85cm" svg:y1="3.4cm" svg:x2="6.203cm" svg:y2="17.8cm" draw:start-shape="id1" draw:start-glue-point="2" draw:end-shape="id17" draw:end-glue-point="0" svg:d="m11850 3400v13700h-5647v700" svg:viewBox="0 0 5648 14401">
          <text:p/>
        </draw:connector>
        <draw:custom-shape draw:style-name="gr12" draw:text-style-name="P5" xml:id="id18" draw:id="id18" draw:layer="layout" svg:width="2.5cm" svg:height="0.9cm" svg:x="24.2cm" svg:y="18.1cm">
          <text:p text:style-name="P4"><text:span text:style-name="T3">Canvas</text:span></text:p>
          <draw:enhanced-geometry svg:viewBox="0 0 21600 21600" draw:type="rectangle" draw:enhanced-path="M 0 0 L 21600 0 21600 21600 0 21600 0 0 Z N"/>
        </draw:custom-shape>
        <draw:connector draw:style-name="gr13" draw:text-style-name="P2" draw:layer="layout" svg:x1="24.2cm" svg:y1="18.55cm" svg:x2="22.6cm" svg:y2="18.55cm" draw:start-shape="id18" draw:start-glue-point="3" draw:end-shape="id16" draw:end-glue-point="1" svg:d="m24200 18550h-1600" svg:viewBox="0 0 1601 1">
          <text:p/>
        </draw:connector>
        <draw:custom-shape draw:style-name="gr12" draw:text-style-name="P5" xml:id="id19" draw:id="id19" draw:layer="layout" svg:width="2cm" svg:height="0.9cm" svg:x="10.3cm" svg:y="18.1cm">
          <text:p text:style-name="P4"><text:span text:style-name="T3">DOM</text:span></text:p>
          <draw:enhanced-geometry svg:viewBox="0 0 21600 21600" draw:type="rectangle" draw:enhanced-path="M 0 0 L 21600 0 21600 21600 0 21600 0 0 Z N"/>
        </draw:custom-shape>
        <draw:connector draw:style-name="gr13" draw:text-style-name="P2" draw:layer="layout" svg:x1="10.3cm" svg:y1="18.55cm" svg:x2="9.1cm" svg:y2="18.55cm" draw:start-shape="id19" draw:start-glue-point="3" draw:end-shape="id17" draw:end-glue-point="1" svg:d="m10300 18550h-1200" svg:viewBox="0 0 1201 1">
          <text:p/>
        </draw:connector>
        <draw:connector draw:style-name="gr10" draw:text-style-name="P1" draw:layer="layout" svg:x1="8.494cm" svg:y1="6.15cm" svg:x2="13.306cm" svg:y2="6.15cm" draw:start-shape="id3" draw:start-glue-point="1" draw:end-shape="id7" draw:end-glue-point="3" svg:d="m8494 6150h4812" svg:viewBox="0 0 4813 1">
          <text:p/>
        </draw:connector>
        <draw:custom-shape draw:style-name="gr12" draw:text-style-name="P5" xml:id="id20" draw:id="id20" draw:layer="layout" svg:width="4.3cm" svg:height="0.9cm" svg:x="3.5cm" svg:y="2.2cm">
          <text:p text:style-name="P4"><text:span text:style-name="T3">Base Constructor</text:span></text:p>
          <draw:enhanced-geometry svg:viewBox="0 0 21600 21600" draw:type="rectangle" draw:enhanced-path="M 0 0 L 21600 0 21600 21600 0 21600 0 0 Z N"/>
        </draw:custom-shape>
        <draw:connector draw:style-name="gr13" draw:text-style-name="P2" draw:layer="layout" svg:x1="9.4cm" svg:y1="2.649cm" svg:x2="7.8cm" svg:y2="2.65cm" draw:start-shape="id1" draw:start-glue-point="3" draw:end-shape="id20" draw:end-glue-point="1" svg:d="m9400 2649h-750v1h-850" svg:viewBox="0 0 1601 2">
          <text:p/>
        </draw:connector>
      </draw:page>
      <draw:page draw:name="page2" draw:style-name="dp1" draw:master-page-name="Standard">
        <draw:custom-shape draw:style-name="gr17" draw:text-style-name="P3" xml:id="id23" draw:id="id23" draw:layer="layout" svg:width="6.994cm" svg:height="1.5cm" svg:x="14.406cm" svg:y="3.601cm">
          <text:p text:style-name="P2"><text:span text:style-name="T1">&lt;&lt;Constructor&gt;&gt;</text:span></text:p>
          <text:p text:style-name="P2"><text:span text:style-name="T2">MO5.canvas.CanvasObject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25" draw:id="id25" draw:layer="layout" svg:width="5.8cm" svg:height="1.5cm" svg:x="2cm" svg:y="7.2cm">
          <text:p text:style-name="P2"><text:span text:style-name="T1">&lt;&lt;Constructor&gt;&gt;</text:span></text:p>
          <text:p text:style-name="P2"><text:span text:style-name="T2">MO5.canvas.Canvas</text:span></text:p>
          <draw:enhanced-geometry svg:viewBox="0 0 21600 21600" draw:type="rectangle" draw:enhanced-path="M 0 0 L 21600 0 21600 21600 0 21600 0 0 Z N"/>
        </draw:custom-shape>
        <draw:custom-shape draw:style-name="gr19" draw:text-style-name="P3" xml:id="id24" draw:id="id24" draw:layer="layout" svg:width="5.8cm" svg:height="1.5cm" svg:x="2cm" svg:y="13.5cm">
          <text:p text:style-name="P2"><text:span text:style-name="T1">&lt;&lt;Constructor&gt;&gt;</text:span></text:p>
          <text:p text:style-name="P2"><text:span text:style-name="T2">MO5.canvas.Group</text:span></text:p>
          <draw:enhanced-geometry svg:viewBox="0 0 21600 21600" draw:type="rectangle" draw:enhanced-path="M 0 0 L 21600 0 21600 21600 0 21600 0 0 Z N"/>
        </draw:custom-shape>
        <draw:custom-shape draw:style-name="gr20" draw:text-style-name="P3" xml:id="id22" draw:id="id22" draw:layer="layout" svg:width="5.8cm" svg:height="1.5cm" svg:x="2cm" svg:y="10.4cm">
          <text:p text:style-name="P2"><text:span text:style-name="T1">&lt;&lt;Constructor&gt;&gt;</text:span></text:p>
          <text:p text:style-name="P2"><text:span text:style-name="T2">MO5.canvas.Layer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xml:id="id29" draw:id="id29" draw:layer="layout" svg:width="6.2cm" svg:height="1.5cm" svg:x="20.1cm" svg:y="16.9cm">
          <text:p text:style-name="P2"><text:span text:style-name="T1">&lt;&lt;Constructor&gt;&gt;</text:span></text:p>
          <text:p text:style-name="P2"><text:span text:style-name="T2">MO5.canvas.ImagePack</text:span></text:p>
          <draw:enhanced-geometry svg:viewBox="0 0 21600 21600" draw:type="rectangle" draw:enhanced-path="M 0 0 L 21600 0 21600 21600 0 21600 0 0 Z N"/>
        </draw:custom-shape>
        <draw:custom-shape draw:style-name="gr22" draw:text-style-name="P3" xml:id="id28" draw:id="id28" draw:layer="layout" svg:width="5.8cm" svg:height="1.5cm" svg:x="20.4cm" svg:y="13.6cm">
          <text:p text:style-name="P2"><text:span text:style-name="T1">&lt;&lt;Constructor&gt;&gt;</text:span></text:p>
          <text:p text:style-name="P2"><text:span text:style-name="T2">MO5.canvas.Rain</text:span></text:p>
          <draw:enhanced-geometry svg:viewBox="0 0 21600 21600" draw:type="rectangle" draw:enhanced-path="M 0 0 L 21600 0 21600 21600 0 21600 0 0 Z N"/>
        </draw:custom-shape>
        <draw:custom-shape draw:style-name="gr23" draw:text-style-name="P3" xml:id="id26" draw:id="id26" draw:layer="layout" svg:width="5.8cm" svg:height="1.5cm" svg:x="20.2cm" svg:y="7.1cm">
          <text:p text:style-name="P2"><text:span text:style-name="T1">&lt;&lt;Constructor&gt;&gt;</text:span></text:p>
          <text:p text:style-name="P2"><text:span text:style-name="T2">MO5.canvas.Rectangle</text:span></text:p>
          <draw:enhanced-geometry svg:viewBox="0 0 21600 21600" draw:type="rectangle" draw:enhanced-path="M 0 0 L 21600 0 21600 21600 0 21600 0 0 Z N"/>
        </draw:custom-shape>
        <draw:custom-shape draw:style-name="gr24" draw:text-style-name="P3" xml:id="id27" draw:id="id27" draw:layer="layout" svg:width="5.8cm" svg:height="1.5cm" svg:x="20.3cm" svg:y="10.6cm">
          <text:p text:style-name="P2"><text:span text:style-name="T1">&lt;&lt;Constructor&gt;&gt;</text:span></text:p>
          <text:p text:style-name="P2"><text:span text:style-name="T2">MO5.canvas.Textbox</text:span></text:p>
          <draw:enhanced-geometry svg:viewBox="0 0 21600 21600" draw:type="rectangle" draw:enhanced-path="M 0 0 L 21600 0 21600 21600 0 21600 0 0 Z N"/>
        </draw:custom-shape>
        <draw:custom-shape draw:style-name="gr25" draw:text-style-name="P3" xml:id="id21" draw:id="id21" draw:layer="layout" svg:width="4.9cm" svg:height="1.501cm" svg:x="7.006cm" svg:y="3.6cm">
          <text:p text:style-name="P2"><text:span text:style-name="T1">&lt;&lt;Constructor&gt;&gt;</text:span></text:p>
          <text:p text:style-name="P2"><text:span text:style-name="T2">MO5.Object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line-skew="1.9cm" svg:x1="9.456cm" svg:y1="5.101cm" svg:x2="4.9cm" svg:y2="10.4cm" draw:start-shape="id21" draw:start-glue-point="2" draw:end-shape="id22" draw:end-glue-point="0" svg:d="m9456 5101v4599h-4556v700" svg:viewBox="0 0 4557 5300">
          <text:p/>
        </draw:connector>
        <draw:connector draw:style-name="gr1" draw:text-style-name="P1" draw:layer="layout" svg:x1="11.906cm" svg:y1="4.35cm" svg:x2="14.406cm" svg:y2="4.351cm" draw:start-shape="id21" draw:start-glue-point="1" draw:end-shape="id23" draw:end-glue-point="3" svg:d="m11906 4350h1300v1h1200" svg:viewBox="0 0 2501 2">
          <text:p/>
        </draw:connector>
        <draw:connector draw:style-name="gr1" draw:text-style-name="P1" draw:layer="layout" draw:line-skew="3.45cm" svg:x1="9.456cm" svg:y1="5.101cm" svg:x2="4.9cm" svg:y2="13.5cm" draw:start-shape="id21" draw:start-glue-point="2" draw:end-shape="id24" draw:end-glue-point="0" svg:d="m9456 5101v7699h-4556v700" svg:viewBox="0 0 4557 8400">
          <text:p/>
        </draw:connector>
        <draw:connector draw:style-name="gr1" draw:text-style-name="P1" draw:layer="layout" draw:line-skew="0.3cm" svg:x1="9.456cm" svg:y1="5.101cm" svg:x2="4.9cm" svg:y2="7.2cm" draw:start-shape="id21" draw:start-glue-point="2" draw:end-shape="id25" draw:end-glue-point="0" svg:d="m9456 5101v1399h-4556v700" svg:viewBox="0 0 4557 2100">
          <text:p/>
        </draw:connector>
        <draw:connector draw:style-name="gr1" draw:text-style-name="P1" draw:layer="layout" draw:line-skew="0.249cm" svg:x1="17.903cm" svg:y1="5.101cm" svg:x2="23.1cm" svg:y2="7.1cm" draw:start-shape="id23" draw:start-glue-point="2" draw:end-shape="id26" draw:end-glue-point="0" svg:d="m17903 5101v1299h5197v700" svg:viewBox="0 0 5198 2000">
          <text:p/>
        </draw:connector>
        <draw:connector draw:style-name="gr1" draw:text-style-name="P1" draw:layer="layout" draw:line-skew="1.899cm" svg:x1="17.903cm" svg:y1="5.101cm" svg:x2="23.2cm" svg:y2="10.6cm" draw:start-shape="id23" draw:start-glue-point="2" draw:end-shape="id27" draw:end-glue-point="0" svg:d="m17903 5101v4699h5297v800" svg:viewBox="0 0 5298 5500">
          <text:p/>
        </draw:connector>
        <draw:connector draw:style-name="gr1" draw:text-style-name="P1" draw:layer="layout" draw:line-skew="3.499cm" svg:x1="17.903cm" svg:y1="5.101cm" svg:x2="23.3cm" svg:y2="13.6cm" draw:start-shape="id23" draw:start-glue-point="2" draw:end-shape="id28" draw:end-glue-point="0" svg:d="m17903 5101v7799h5397v700" svg:viewBox="0 0 5398 8500">
          <text:p/>
        </draw:connector>
        <draw:connector draw:style-name="gr1" draw:text-style-name="P1" draw:layer="layout" draw:line-skew="5.149cm" svg:x1="17.903cm" svg:y1="5.101cm" svg:x2="23.2cm" svg:y2="16.9cm" draw:start-shape="id23" draw:start-glue-point="2" draw:end-shape="id29" draw:end-glue-point="0" svg:d="m17903 5101v11099h5297v700" svg:viewBox="0 0 5298 11800">
          <text:p/>
        </draw:connector>
        <draw:custom-shape draw:style-name="gr12" draw:text-style-name="P5" xml:id="id30" draw:id="id30" draw:layer="layout" svg:width="4.6cm" svg:height="0.9cm" svg:x="7.159cm" svg:y="1.8cm">
          <text:p text:style-name="P4"><text:span text:style-name="T3">Base Constructor</text:span></text:p>
          <draw:enhanced-geometry svg:viewBox="0 0 21600 21600" draw:type="rectangle" draw:enhanced-path="M 0 0 L 21600 0 21600 21600 0 21600 0 0 Z N"/>
        </draw:custom-shape>
        <draw:connector draw:style-name="gr13" draw:text-style-name="P2" draw:layer="layout" svg:x1="9.456cm" svg:y1="3.6cm" svg:x2="9.459cm" svg:y2="2.7cm" draw:start-shape="id21" draw:start-glue-point="0" draw:end-shape="id30" draw:end-glue-point="2" svg:d="m9456 3600v-400h3v-500" svg:viewBox="0 0 4 901">
          <text:p/>
        </draw:connector>
        <draw:custom-shape draw:style-name="gr12" draw:text-style-name="P5" xml:id="id31" draw:id="id31" draw:layer="layout" svg:width="5.4cm" svg:height="0.9cm" svg:x="15.2cm" svg:y="1.9cm">
          <text:p text:style-name="P4"><text:span text:style-name="T3">Base For Visible Elements</text:span></text:p>
          <draw:enhanced-geometry svg:viewBox="0 0 21600 21600" draw:type="rectangle" draw:enhanced-path="M 0 0 L 21600 0 21600 21600 0 21600 0 0 Z N"/>
        </draw:custom-shape>
        <draw:connector draw:style-name="gr13" draw:text-style-name="P2" draw:layer="layout" svg:x1="17.9cm" svg:y1="2.8cm" svg:x2="17.903cm" svg:y2="3.601cm" draw:start-shape="id31" draw:start-glue-point="2" draw:end-shape="id23" draw:end-glue-point="0" svg:d="m17900 2800v451h3v350" svg:viewBox="0 0 4 8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9" draw:display-name="Arrowheads 9" svg:viewBox="0 0 100 200" svg:d="m0 200 50-200 50 200h-4l-46-196-46 196z"/>
    <draw:marker draw:name="Linienende_20_1" draw:display-name="Linienende 1" svg:viewBox="0 0 3000 3000" svg:d="m1500 0 1500 3000h-3000zm0 447-1176 2353h2353z"/>
    <draw:marker draw:name="Linienende_20_2" draw:display-name="Linienende 2" svg:viewBox="0 0 3000 3000" svg:d="m1500 0 1500 2789v211h-114l-1286-2392v2392h-200v-2392l-1286 2392h-114v-211z"/>
    <draw:marker draw:name="StrokedTriangle" svg:viewBox="0 0 100 100" svg:d="m0 100 50-100 50 96h-4l-46-92-46 92h96v4z"/>
    <draw:stroke-dash draw:name="Fine_20_Dashed_20__28_var_29_" draw:display-name="Fine Dashed (var)" draw:style="rect" draw:dots1="1" draw:dots1-length="197%" draw:distance="197%"/>
    <draw:stroke-dash draw:name="UML_20_Dash" draw:display-name="UML Dash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ja" style:country-asian="JP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IPAゴシック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 </meta:initial-creator>
    <meta:creation-date>2013-05-25T09:30:16</meta:creation-date>
    <dc:date>2013-05-25T11:13:53</dc:date>
    <dc:creator>j </dc:creator>
    <meta:editing-duration>PT1H42M43S</meta:editing-duration>
    <meta:editing-cycles>23</meta:editing-cycles>
    <meta:generator>LibreOffice/3.5$Linux_X86_64 LibreOffice_project/350m1$Build-2</meta:generator>
    <meta:document-statistic meta:object-count="61"/>
  </office:meta>
</office:document-meta>
</file>